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0799in" fo:margin-right="0.0902in" fo:margin-top="0.0555in" fo:margin-bottom="0in" fo:text-align="center" style:justify-single-word="false" fo:text-indent="0in" style:auto-text-indent="false" style:text-autospace="non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" style:family="paragraph" style:parent-style-name="Standard">
      <style:paragraph-properties fo:margin-left="0.0799in" fo:margin-right="0.0902in" fo:margin-top="0.0555in" fo:margin-bottom="0in" fo:text-indent="0in" style:auto-text-indent="false" style:text-autospace="none"/>
      <style:text-properties style:font-name="Arial" fo:font-size="12pt" style:font-name-asian="Arial" style:font-size-asian="12pt" style:font-name-complex="Arial" style:font-size-complex="12pt"/>
    </style:style>
    <style:style style:name="P3" style:family="paragraph" style:parent-style-name="Standard">
      <style:paragraph-properties fo:margin-left="0.0799in" fo:margin-right="0.0902in" fo:margin-top="0.0555in" fo:margin-bottom="0in" fo:text-indent="0in" style:auto-text-indent="false" style:text-autospac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Arial" style:font-style-asian="italic" style:font-name-complex="Arial" style:font-style-complex="italic"/>
    </style:style>
    <style:style style:name="T3" style:family="text">
      <style:text-properties style:font-name="Arial" fo:font-size="12pt" style:font-size-asian="1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style:font-name-asian="Arial" style:font-size-asian="12pt" style:font-name-complex="Arial" style:font-size-complex="12pt"/>
    </style:style>
    <style:style style:name="T6" style:family="text">
      <style:text-properties fo:color="#008000" style:font-name="Arial" fo:font-size="12pt" style:text-underline-style="solid" style:text-underline-type="double" style:text-underline-width="auto" style:text-underline-color="font-color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</text:p>
      <text:p text:style-name="P2"/>
      <text:p text:style-name="P2"><text:span text:style-name="T1">PolyJen</text:span><text:span text:style-name="T2">©</text:span><text:span text:style-name="T1"> </text:span>predicts chain-growth polymerization (specifically oxyalkylation) reactions while minimizing expensive laboratory experimentation. Rather than constructing polymers in a laboratory and consuming chemicals and time, one can just use this application to determine the results of mixing monomers with a specific initiator.</text:p>
      <text:p text:style-name="P2"/>
      <text:p text:style-name="P3"><text:span text:style-name="T4">If you have any comments or ideas concerning this software application, contact us </text:span><text:span text:style-name="T3">at</text:span><text:span text:style-name="T5"> </text:span><text:a xlink:type="simple" xlink:href="http://www.beowurks.com/contact"><text:span text:style-name="T5">Beowurks</text:span></text:a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Andale Sans UI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racle_Open_Office/3.2$Win32 OpenOffice.org_project/320m19$Build-9505</meta:generator>
    <meta:initial-creator>Eddie Fann</meta:initial-creator>
    <meta:creation-date>2007-09-09T14:41:01</meta:creation-date>
    <dc:creator>Eddie Fann</dc:creator>
    <dc:date>2010-12-17T21:31:53.09</dc:date>
    <meta:editing-cycles>6</meta:editing-cycles>
    <meta:editing-duration>PT00H03M32S</meta:editing-duration>
    <meta:document-statistic meta:table-count="0" meta:image-count="0" meta:object-count="0" meta:page-count="1" meta:paragraph-count="3" meta:word-count="57" meta:character-count="430"/>
    <meta:user-defined meta:name="Info 1"/>
    <meta:user-defined meta:name="Info 2"/>
    <meta:user-defined meta:name="Info 3"/>
    <meta:user-defined meta:name="Info 4"/>
  </office:meta>
</office:document-meta>
</file>